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0458c" draw:stroke-linejoin="miter" svg:stroke-linecap="square" draw:fill="none" draw:fill-color="#ffffff" draw:textarea-horizontal-align="justify" draw:textarea-vertical-align="middle" draw:auto-grow-height="false" fo:min-height="7.609cm" fo:min-width="15.341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35cm" svg:stroke-color="#40458c" draw:marker-end="Arrowheads_20_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35cm" svg:stroke-color="#40458c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" style:family="graphic" style:parent-style-name="standard">
      <style:graphic-properties draw:stroke="solid" svg:stroke-width="0.035cm" svg:stroke-color="#40458c" draw:stroke-linejoin="miter" svg:stroke-linecap="square" draw:fill="none" draw:fill-color="#ffffff" draw:textarea-horizontal-align="justify" draw:textarea-vertical-align="middle" draw:auto-grow-height="false" fo:min-height="7.353cm" fo:min-width="0.80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draw:fit-to-contour="true" fo:min-height="0cm" fo:min-width="0cm" fo:padding-top="0cm" fo:padding-bottom="0cm" fo:padding-left="0cm" fo:padding-right="0cm" fo:wrap-option="no-wrap" draw:shadow-color="#808080"/>
    </style:style>
    <style:style style:name="gr8" style:family="graphic" style:parent-style-name="standard">
      <style:graphic-properties draw:stroke="solid" svg:stroke-width="0.035cm" svg:stroke-color="#40458c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35cm" svg:stroke-color="#40458c" draw:marker-end="Arrowheads_20_1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3">
      <style:graphic-properties draw:stroke="solid" svg:stroke-width="0.035cm" svg:stroke-color="#40458c" draw:stroke-linejoin="miter" svg:stroke-linecap="squar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" style:family="graphic" style:parent-style-name="standard" style:list-style-name="L3">
      <style:graphic-properties draw:stroke="solid" svg:stroke-width="0.035cm" svg:stroke-color="#40458c" draw:stroke-linejoin="miter" svg:stroke-linecap="squar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" style:family="graphic" style:parent-style-name="standard">
      <style:graphic-properties draw:stroke="solid" svg:stroke-width="0.035cm" svg:stroke-color="#40458c" draw:marker-end="Arrowheads_20_2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35cm" svg:stroke-color="#40458c" draw:marker-end="Arrowheads_20_2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35cm" svg:stroke-color="#40458c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" style:family="graphic" style:parent-style-name="standard">
      <style:graphic-properties draw:stroke="solid" svg:stroke-width="0.035cm" svg:stroke-color="#40458c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35cm" svg:stroke-color="#40458c" draw:marker-end="Arrowheads_20_2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solid" svg:stroke-width="0.035cm" svg:stroke-color="#40458c" draw:stroke-linejoin="miter" svg:stroke-linecap="squar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P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fo:margin-left="0cm" fo:margin-right="0cm" fo:line-height="90%" fo:text-indent="0cm" style:writing-mode="lr-tb" style:font-independent-line-spacing="true"/>
    </style:style>
    <style:style style:name="P6" style:family="paragraph">
      <style:paragraph-properties fo:text-align="start" style:writing-mode="lr-tb">
        <style:tab-stops/>
      </style:paragraph-properties>
    </style:style>
    <style:style style:name="P7" style:family="paragraph">
      <style:paragraph-properties fo:margin-left="0cm" fo:margin-right="0cm" fo:line-height="90%" fo:text-align="center" fo:text-indent="0cm" style:writing-mode="lr-tb">
        <style:tab-stops/>
      </style:paragraph-properties>
      <style:text-properties fo:font-size="15pt" fo:font-weight="bold" style:font-size-asian="20pt" style:font-size-complex="20pt"/>
    </style:style>
    <style:style style:name="P8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font-size="15pt" fo:font-weight="bold" style:font-size-asian="20pt" style:font-size-complex="20pt"/>
    </style:style>
    <style:style style:name="P9" style:family="paragraph">
      <style:paragraph-properties fo:margin-left="0cm" fo:margin-right="0cm" fo:line-height="9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/>
    </style:style>
    <style:style style:name="P11" style:family="paragraph">
      <style:paragraph-properties fo:margin-left="0cm" fo:margin-right="0cm" fo:line-height="90%" fo:text-align="center" fo:text-indent="0cm"/>
      <style:text-properties fo:color="#ff3333" fo:font-size="16pt" fo:font-style="normal" fo:font-weight="bold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/>
      <style:text-properties fo:color="#ff3333" fo:font-size="16pt" fo:font-style="normal" fo:font-weight="bold" style:font-size-asian="20pt" style:font-size-complex="20pt"/>
    </style:style>
    <style:style style:name="P13" style:family="paragraph">
      <style:paragraph-properties fo:margin-left="0cm" fo:margin-right="0cm" fo:line-height="90%" fo:text-align="center" fo:text-indent="0cm"/>
      <style:text-properties fo:color="#ff3399" fo:font-size="15pt" fo:font-weight="bold" style:font-size-asian="20pt" style:font-size-complex="20pt"/>
    </style:style>
    <style:style style:name="P14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/>
      <style:text-properties fo:color="#ff3399" fo:font-size="15pt" fo:font-weight="bold" style:font-size-asian="20pt" style:font-size-complex="20pt"/>
    </style:style>
    <style:style style:name="P15" style:family="paragraph">
      <style:paragraph-properties fo:margin-left="0cm" fo:margin-right="0cm" fo:line-height="90%" fo:text-indent="0cm"/>
      <style:text-properties fo:font-size="15pt" fo:font-weight="bold" style:font-size-asian="20pt" style:font-size-complex="20pt"/>
    </style:style>
    <style:style style:name="P16" style:family="paragraph">
      <style:paragraph-properties fo:margin-left="0cm" fo:margin-right="0cm" fo:line-height="90%" fo:text-indent="0cm"/>
      <style:text-properties fo:color="#ff33ff" fo:font-size="15pt" fo:font-weight="bold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color="#ff33ff" fo:font-size="15pt" fo:font-weight="bold" style:font-size-asian="20pt" style:font-size-complex="20pt"/>
    </style:style>
    <style:style style:name="T1" style:family="text">
      <style:text-properties style:font-name="Arial" fo:font-size="20pt" fo:language="pt" fo:country="BR" fo:font-weight="bold" style:font-size-asian="20pt" style:language-asian="pt" style:country-asian="BR" style:font-weight-asian="bold" style:font-size-complex="20pt" style:language-complex="pt" style:country-complex="BR" style:font-weight-complex="bold"/>
    </style:style>
    <style:style style:name="T2" style:family="text">
      <style:text-properties style:font-name="Arial" fo:font-size="15pt" fo:language="pt" fo:country="BR" fo:font-weight="bold" style:font-size-asian="20pt" style:language-asian="pt" style:country-asian="BR" style:font-size-complex="20pt" style:language-complex="pt" style:country-complex="BR"/>
    </style:style>
    <style:style style:name="T3" style:family="text">
      <style:text-properties fo:color="#ff3333" style:font-name="Arial" fo:font-size="16pt" fo:language="pt" fo:country="BR" fo:font-style="normal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4" style:family="text">
      <style:text-properties fo:color="#ff3333" style:font-name="Arial" fo:font-size="16pt" fo:language="pt" fo:country="BR" fo:font-style="normal" fo:font-weight="bold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5" style:family="text">
      <style:text-properties fo:color="#ff3399" style:font-name="Arial" fo:font-size="15pt" fo:language="pt" fo:country="BR" fo:font-weight="bold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ff33ff" style:font-name="Arial" fo:font-size="15pt" fo:language="pt" fo:country="BR" fo:font-weight="bold" style:font-size-asian="20pt" style:language-asian="pt" style:country-asian="BR" style:font-size-complex="20pt" style:language-complex="pt" style:country-complex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</text:list-style>
    <text:list-style style:name="L3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</text:list-style>
  </office:automatic-styles>
  <office:body>
    <office:drawing>
      <draw:page draw:name="page1" draw:style-name="dp1" draw:master-page-name="Default">
        <draw:g draw:name="Group 1027">
          <draw:custom-shape draw:name="Rectangle 1028" draw:style-name="gr1" draw:text-style-name="P1" draw:layer="layout" svg:width="15.841cm" svg:height="7.869cm" svg:x="2.5cm" svg:y="0.869cm">
            <text:p/>
            <draw:enhanced-geometry svg:viewBox="0 0 21600 21600" draw:type="rectangle" draw:enhanced-path="M 0 0 L 21600 0 21600 21600 0 21600 0 0 Z N"/>
          </draw:custom-shape>
          <draw:line draw:name="Line 1029" draw:style-name="gr2" draw:text-style-name="P2" draw:layer="layout" svg:x1="3.488cm" svg:y1="8.132cm" svg:x2="1.916cm" svg:y2="8.132cm">
            <text:p/>
          </draw:line>
          <draw:line draw:name="Line 1030" draw:style-name="gr3" draw:text-style-name="P2" draw:layer="layout" svg:x1="1.938cm" svg:y1="1.63cm" svg:x2="3.488cm" svg:y2="1.63cm">
            <text:p/>
          </draw:line>
          <draw:custom-shape draw:name="Rectangle 1031" draw:style-name="gr4" draw:text-style-name="P4" draw:layer="layout" svg:width="4.221cm" svg:height="1.104cm" svg:x="2.989cm" svg:y="1.301cm">
            <text:list text:style-name="L1">
              <text:list-header>
                <text:p text:style-name="P3"><text:span text:style-name="T1">sensor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032" draw:style-name="gr5" draw:text-style-name="P1" draw:layer="layout" svg:width="1.406cm" svg:height="7.715cm" svg:x="0.5cm" svg:y="0.86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033" draw:style-name="gr6" draw:text-style-name="P5" draw:layer="layout" svg:width="3.514cm" svg:height="1.104cm" svg:x="14.447cm" svg:y="0.517cm">
            <text:list text:style-name="L1">
              <text:list-header>
                <text:p text:style-name="P3"><text:span text:style-name="T1">Agen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34" draw:style-name="gr7" draw:text-style-name="P8" draw:layer="layout" svg:width="4.272cm" svg:height="1.205cm" svg:x="4.045cm" svg:y="2.785cm">
            <text:list text:style-name="L1">
              <text:list-item>
                <text:p text:style-name="P6"><text:span text:style-name="T2">Com</text:span><text:span text:style-name="T2">o está o </text:span></text:p>
              </text:list-item>
              <text:list-item>
                <text:p text:style-name="P7"><text:span text:style-name="T2">mundo agora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line draw:name="Line 1035" draw:style-name="gr8" draw:text-style-name="P2" draw:layer="layout" svg:x1="5.082cm" svg:y1="2.108cm" svg:x2="5.082cm" svg:y2="2.911cm">
            <text:p/>
          </draw:line>
          <draw:line draw:name="Line 1036" draw:style-name="gr9" draw:text-style-name="P2" draw:layer="layout" svg:x1="10.574cm" svg:y1="2.249cm" svg:x2="8.92cm" svg:y2="3.023cm">
            <text:p/>
          </draw:line>
          <draw:custom-shape draw:name="Rectangle 1037" draw:style-name="gr10" draw:text-style-name="P10" draw:layer="layout" svg:width="6.779cm" svg:height="1.866cm" svg:x="11.821cm" svg:y="5.988cm">
            <text:list text:style-name="L1">
              <text:list-header>
                <text:p text:style-name="P9"><text:span text:style-name="T1">Regras </text:span></text:p>
                <text:p text:style-name="P9"><text:span text:style-name="T1">“</text:span><text:span text:style-name="T1">condição-ação”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38" draw:style-name="gr11" draw:text-style-name="P12" draw:layer="layout" svg:width="9.324cm" svg:height="0.933cm" svg:x="10.118cm" svg:y="1.821cm">
            <text:list text:style-name="L2">
              <text:list-header>
                <text:p text:style-name="P11"><text:span text:style-name="T3">estado</text:span><text:span text:style-name="T4">: como o mundo era ant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39" draw:style-name="gr12" draw:text-style-name="P14" draw:layer="layout" svg:width="6.579cm" svg:height="0.891cm" svg:x="10.072cm" svg:y="2.891cm">
            <text:list text:style-name="L1">
              <text:list-header>
                <text:p text:style-name="P13"><text:span text:style-name="T5">como o mundo evolu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040" draw:style-name="gr13" draw:text-style-name="P2" draw:layer="layout" svg:x1="12.92cm" svg:y1="6.584cm" svg:x2="8.246cm" svg:y2="6.584cm">
            <text:p/>
          </draw:line>
          <draw:line draw:name="Line 1041" draw:style-name="gr14" draw:text-style-name="P2" draw:layer="layout" svg:x1="10.777cm" svg:y1="4.416cm" svg:x2="9.051cm" svg:y2="3.333cm">
            <text:p/>
          </draw:line>
          <draw:line draw:name="Line 1042" draw:style-name="gr15" draw:text-style-name="P2" draw:layer="layout" svg:x1="10.634cm" svg:y1="3.178cm" svg:x2="8.92cm" svg:y2="3.178cm">
            <text:p/>
          </draw:line>
          <draw:custom-shape draw:name="Rectangle 1043" draw:style-name="gr16" draw:text-style-name="P4" draw:layer="layout" svg:width="4.496cm" svg:height="1.104cm" svg:x="2.807cm" svg:y="7.796cm">
            <text:list text:style-name="L1">
              <text:list-header>
                <text:p text:style-name="P3"><text:span text:style-name="T1">atuador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44" draw:style-name="gr17" draw:text-style-name="P8" draw:layer="layout" svg:width="6.833cm" svg:height="0.891cm" svg:x="2.205cm" svg:y="6.246cm">
            <text:list text:style-name="L1">
              <text:list-header>
                <text:p text:style-name="P15"><text:span text:style-name="T2">Que devo fazer agora?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45" draw:style-name="gr18" draw:text-style-name="P10" draw:layer="layout" svg:width="5.58cm" svg:height="1.104cm" draw:transform="rotate (1.5707963267949) translate (0.835cm 7.892cm)">
            <text:list text:style-name="L1">
              <text:list-header>
                <text:p text:style-name="P9"><text:span text:style-name="T1">a m b i e n t 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046" draw:style-name="gr19" draw:text-style-name="P2" draw:layer="layout" svg:x1="5.061cm" svg:y1="7.049cm" svg:x2="5.061cm" svg:y2="7.823cm">
            <text:p/>
          </draw:line>
          <draw:line draw:name="Line 1047" draw:style-name="gr20" draw:text-style-name="P2" draw:layer="layout" svg:x1="5.061cm" svg:y1="3.488cm" svg:x2="5.061cm" svg:y2="6.274cm">
            <text:p/>
          </draw:line>
          <draw:custom-shape draw:name="Rectangle 1048" draw:style-name="gr21" draw:text-style-name="P17" draw:layer="layout" svg:width="7.57cm" svg:height="0.891cm" svg:x="10.093cm" svg:y="4.045cm">
            <text:list text:style-name="L1">
              <text:list-header>
                <text:p text:style-name="P16"><text:span text:style-name="T6">impacto de minhas açõ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16" draw:display-name="Arrowheads 16" svg:viewBox="0 0 210 350" svg:d="M105 0l105 350-105-140-105 140z"/>
    <draw:marker draw:name="Arrowheads_20_17" draw:display-name="Arrowheads 17" svg:viewBox="0 0 210 350" svg:d="M105 0l105 350-105-140-105 140z"/>
    <draw:marker draw:name="Arrowheads_20_18" draw:display-name="Arrowheads 18" svg:viewBox="0 0 210 350" svg:d="M105 0l105 350-105-140-105 140z"/>
    <draw:marker draw:name="Arrowheads_20_19" draw:display-name="Arrowheads 19" svg:viewBox="0 0 210 350" svg:d="M105 0l105 350-105-140-105 140z"/>
    <draw:marker draw:name="Arrowheads_20_20" draw:display-name="Arrowheads 20" svg:viewBox="0 0 210 350" svg:d="M105 0l105 350-105-140-105 140z"/>
    <draw:marker draw:name="Arrowheads_20_21" draw:display-name="Arrowheads 21" svg:viewBox="0 0 210 350" svg:d="M105 0l105 350-105-140-105 140z"/>
    <draw:marker draw:name="Arrowheads_20_22" draw:display-name="Arrowheads 22" svg:viewBox="0 0 210 350" svg:d="M105 0l105 350-105-140-105 140z"/>
    <draw:marker draw:name="Arrowheads_20_23" draw:display-name="Arrowheads 23" svg:viewBox="0 0 210 350" svg:d="M105 0l105 350-105-140-105 140z"/>
    <draw:marker draw:name="Arrowheads_20_24" draw:display-name="Arrowheads 24" svg:viewBox="0 0 210 350" svg:d="M105 0l105 350-105-140-105 1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9:39:32.357704653</meta:creation-date>
    <dc:date>2017-02-26T19:51:25.391333395</dc:date>
    <meta:editing-duration>PT11M54S</meta:editing-duration>
    <meta:editing-cycles>2</meta:editing-cycles>
    <meta:generator>LibreOffice/5.2.5.1$Linux_X86_64 LibreOffice_project/20m0$Build-1</meta:generator>
    <meta:document-statistic meta:object-count="22"/>
  </office:meta>
</office:document-meta>
</file>